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2" style:family="paragraph" style:parent-style-name="Standard">
      <style:paragraph-properties fo:text-align="start" style:justify-single-word="false"/>
      <style:text-properties fo:color="#000000" style:text-underline-style="none" fo:font-weight="normal" officeooo:rsid="004da48a" officeooo:paragraph-rsid="004da48a" style:font-weight-asian="normal" style:font-weight-complex="normal"/>
    </style:style>
    <style:style style:name="P3" style:family="paragraph" style:parent-style-name="Standard">
      <style:paragraph-properties fo:text-align="start" style:justify-single-word="false"/>
      <style:text-properties fo:color="#000000" fo:font-size="12pt" style:text-underline-style="none" fo:font-weight="normal" officeooo:rsid="003392a6" officeooo:paragraph-rsid="003392a6"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fo:font-size="12pt" style:text-underline-style="none" fo:font-weight="normal" officeooo:rsid="0033dded" officeooo:paragraph-rsid="0033dded"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fo:font-size="12pt" style:text-underline-style="none" fo:font-weight="normal" officeooo:rsid="0037c5b7" officeooo:paragraph-rsid="0037c5b7"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style:text-underline-style="none" fo:font-weight="normal" officeooo:rsid="00397fdc" officeooo:paragraph-rsid="00397fdc"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fo:font-size="12pt" style:text-underline-style="none" fo:font-weight="normal" officeooo:rsid="003d02f3" officeooo:paragraph-rsid="003d02f3"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fo:font-size="12pt" style:text-underline-style="none" fo:font-weight="normal" officeooo:rsid="003f0c8b" officeooo:paragraph-rsid="003f0c8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fo:font-size="12pt" style:text-underline-style="none" fo:font-weight="normal" officeooo:rsid="003ffc88" officeooo:paragraph-rsid="003ffc88"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fo:font-size="12pt" style:text-underline-style="none" fo:font-weight="normal" officeooo:rsid="0041c0ef" officeooo:paragraph-rsid="0041c0ef"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0000" fo:font-size="12pt" style:text-underline-style="none" fo:font-weight="normal" officeooo:rsid="0044d060" officeooo:paragraph-rsid="0044d06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fo:font-size="12pt" style:text-underline-style="none" fo:font-weight="normal" officeooo:rsid="0046f614" officeooo:paragraph-rsid="0046f614"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fo:font-size="12pt" style:text-underline-style="none" fo:font-weight="normal" officeooo:rsid="004328ca" officeooo:paragraph-rsid="004328ca"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0000" fo:font-size="12pt" style:text-underline-style="none" fo:font-weight="normal" officeooo:rsid="00439fc1" officeooo:paragraph-rsid="00439fc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color="#000000" fo:font-size="12pt" style:text-underline-style="none" fo:font-weight="normal" officeooo:rsid="004a0ab1" officeooo:paragraph-rsid="004a0ab1"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color="#000000" fo:font-size="12pt" style:text-underline-style="none" fo:font-weight="normal" officeooo:rsid="004bb73e" officeooo:paragraph-rsid="004bb73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41c0ef" officeooo:paragraph-rsid="0041c0ef"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da48a" officeooo:paragraph-rsid="004da48a" style:font-weight-asian="normal" style:font-weight-complex="normal"/>
    </style:style>
    <style:style style:name="P19"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18b88" officeooo:paragraph-rsid="00518b88" style:font-weight-asian="normal" style:font-weight-complex="normal"/>
    </style:style>
    <style:style style:name="P20" style:family="paragraph" style:parent-style-name="Standard">
      <style:paragraph-properties fo:text-align="start" style:justify-single-word="false"/>
      <style:text-properties fo:font-variant="normal" fo:text-transform="none" fo:color="#222222" style:font-name="sans-serif" fo:font-size="24pt" fo:letter-spacing="normal" fo:font-style="normal" style:text-underline-style="none" fo:font-weight="bold" officeooo:rsid="005638f5" officeooo:paragraph-rsid="005638f5" style:font-size-asian="24pt" style:font-weight-asian="bold" style:font-size-complex="24pt" style:font-weight-complex="bold"/>
    </style:style>
    <style:style style:name="P21" style:family="paragraph" style:parent-style-name="Standard">
      <style:paragraph-properties fo:text-align="start" style:justify-single-word="false"/>
      <style:text-properties fo:font-variant="normal" fo:text-transform="none" fo:color="#222222" style:font-name="sans-serif" fo:font-size="16pt" fo:letter-spacing="normal" fo:font-style="normal" style:text-underline-style="none" fo:font-weight="normal" officeooo:rsid="005638f5" officeooo:paragraph-rsid="005638f5" style:font-size-asian="14pt" style:font-weight-asian="normal" style:font-size-complex="16pt" style:font-weight-complex="normal"/>
    </style:style>
    <style:style style:name="P22"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782d1" officeooo:paragraph-rsid="005782d1"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normal" officeooo:rsid="005993f2" officeooo:paragraph-rsid="005993f2"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none" fo:font-weight="bold" officeooo:rsid="005782d1" officeooo:paragraph-rsid="005782d1" style:font-size-asian="13pt" style:font-weight-asian="bold" style:font-size-complex="13pt" style:font-weight-complex="bold"/>
    </style:style>
    <style:style style:name="P25" style:family="paragraph" style:parent-style-name="Standard">
      <style:paragraph-properties fo:text-align="start" style:justify-single-word="false"/>
      <style:text-properties fo:font-variant="normal" fo:text-transform="none" fo:color="#222222" style:font-name="sans-serif" fo:font-size="13pt" fo:letter-spacing="normal" fo:font-style="normal" style:text-underline-style="solid" style:text-underline-width="auto" style:text-underline-color="font-color" fo:font-weight="normal" officeooo:rsid="0059df2a" officeooo:paragraph-rsid="0059df2a"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d03cd" officeooo:paragraph-rsid="005d03c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e87ea" officeooo:paragraph-rsid="005e87e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f8f0b" officeooo:paragraph-rsid="005f8f0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0e30a" officeooo:paragraph-rsid="0060e30a"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82d1" officeooo:paragraph-rsid="005782d1"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7b26c" officeooo:paragraph-rsid="0057b26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93f2" officeooo:paragraph-rsid="005993f2"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4f9f4a" officeooo:paragraph-rsid="004f9f4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07a61" officeooo:paragraph-rsid="00507a6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1062" officeooo:paragraph-rsid="00511062"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36fd" officeooo:paragraph-rsid="005236f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29533" officeooo:paragraph-rsid="00529533"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1abd" officeooo:paragraph-rsid="00541abd"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40ebc" officeooo:paragraph-rsid="00540ebc"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18b88" officeooo:paragraph-rsid="00518b88"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1f4a9" officeooo:paragraph-rsid="0061f4a9"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27a99" officeooo:paragraph-rsid="00627a99"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45ab8" officeooo:paragraph-rsid="00645ab8"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57102"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91c8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6ecb9" officeooo:paragraph-rsid="0066ecb9"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76420" officeooo:paragraph-rsid="00676420"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99712" officeooo:paragraph-rsid="00699712"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a7a27" officeooo:paragraph-rsid="006a7a27"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da48a" officeooo:paragraph-rsid="004da48a"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bold" officeooo:rsid="004f9f4a" officeooo:paragraph-rsid="004f9f4a"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solid" style:text-underline-width="auto" style:text-underline-color="font-color" fo:font-weight="normal" officeooo:rsid="005993f2" officeooo:paragraph-rsid="005993f2"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800000" fo:font-size="12pt" fo:font-weight="bold" officeooo:rsid="0001781c" officeooo:paragraph-rsid="0001781c" style:font-size-asian="12pt" style:font-weight-asian="bold" style:font-size-complex="12pt" style:font-weight-complex="bold"/>
    </style:style>
    <style:style style:name="P56" style:family="paragraph" style:parent-style-name="Standard">
      <style:paragraph-properties fo:text-align="center" style:justify-single-word="false"/>
      <style:text-properties fo:color="#800000" fo:font-size="12pt" style:text-underline-style="none" fo:font-weight="normal" officeooo:rsid="00327b00" officeooo:paragraph-rsid="00327b00"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color="#800000" fo:font-size="12pt" style:text-underline-style="none" fo:font-weight="normal" officeooo:rsid="003f0c8b" officeooo:paragraph-rsid="003f0c8b"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officeooo:rsid="0001781c" officeooo:paragraph-rsid="0001781c" style:font-size-asian="12pt" style:font-size-complex="12pt"/>
    </style:style>
    <style:style style:name="P59" style:family="paragraph" style:parent-style-name="Standard">
      <style:paragraph-properties fo:text-align="justify" style:justify-single-word="false"/>
      <style:text-properties fo:font-size="12pt" officeooo:rsid="00024e1b" officeooo:paragraph-rsid="00024e1b" style:font-size-asian="12pt" style:font-size-complex="12pt"/>
    </style:style>
    <style:style style:name="P60" style:family="paragraph" style:parent-style-name="Standard">
      <style:paragraph-properties fo:text-align="justify" style:justify-single-word="false"/>
      <style:text-properties fo:font-size="12pt" officeooo:rsid="0003e8ff" officeooo:paragraph-rsid="0003e8ff" style:font-size-asian="12pt" style:font-size-complex="12pt"/>
    </style:style>
    <style:style style:name="P61" style:family="paragraph" style:parent-style-name="Standard">
      <style:paragraph-properties fo:text-align="justify" style:justify-single-word="false"/>
      <style:text-properties fo:font-size="12pt" officeooo:rsid="00052d4f" officeooo:paragraph-rsid="00052d4f" style:font-size-asian="12pt" style:font-size-complex="12pt"/>
    </style:style>
    <style:style style:name="P62" style:family="paragraph" style:parent-style-name="Standard">
      <style:paragraph-properties fo:text-align="justify" style:justify-single-word="false"/>
      <style:text-properties fo:font-size="12pt" officeooo:rsid="00072ba2" officeooo:paragraph-rsid="00072ba2" style:font-size-asian="12pt" style:font-size-complex="12pt"/>
    </style:style>
    <style:style style:name="P63" style:family="paragraph" style:parent-style-name="Standard">
      <style:paragraph-properties fo:text-align="justify" style:justify-single-word="false"/>
      <style:text-properties fo:font-size="12pt" officeooo:rsid="0008cffe" officeooo:paragraph-rsid="0008cffe" style:font-size-asian="12pt" style:font-size-complex="12pt"/>
    </style:style>
    <style:style style:name="P64" style:family="paragraph" style:parent-style-name="Standard">
      <style:paragraph-properties fo:text-align="justify" style:justify-single-word="false"/>
      <style:text-properties fo:font-size="12pt" officeooo:rsid="0008cffe" officeooo:paragraph-rsid="00099f54" style:font-size-asian="12pt" style:font-size-complex="12pt"/>
    </style:style>
    <style:style style:name="P65" style:family="paragraph" style:parent-style-name="Standard">
      <style:paragraph-properties fo:text-align="justify" style:justify-single-word="false"/>
      <style:text-properties fo:font-size="12pt" officeooo:rsid="00099f54" officeooo:paragraph-rsid="00099f54" style:font-size-asian="12pt" style:font-size-complex="12pt"/>
    </style:style>
    <style:style style:name="P66" style:family="paragraph" style:parent-style-name="Standard">
      <style:paragraph-properties fo:text-align="justify" style:justify-single-word="false"/>
      <style:text-properties fo:font-size="12pt" officeooo:rsid="000ab59f" officeooo:paragraph-rsid="000ab59f" style:font-size-asian="12pt" style:font-size-complex="12pt"/>
    </style:style>
    <style:style style:name="P67" style:family="paragraph" style:parent-style-name="Standard">
      <style:paragraph-properties fo:text-align="justify" style:justify-single-word="false"/>
      <style:text-properties fo:font-size="12pt" officeooo:rsid="001cf52d" officeooo:paragraph-rsid="001cf52d" style:font-size-asian="12pt" style:font-size-complex="12pt"/>
    </style:style>
    <style:style style:name="P68" style:family="paragraph" style:parent-style-name="Standard">
      <style:paragraph-properties fo:text-align="justify" style:justify-single-word="false"/>
      <style:text-properties fo:font-size="12pt" officeooo:rsid="0025f563" officeooo:paragraph-rsid="0025f563" style:font-size-asian="12pt" style:font-size-complex="12pt"/>
    </style:style>
    <style:style style:name="P69" style:family="paragraph" style:parent-style-name="Standard">
      <style:paragraph-properties fo:text-align="justify" style:justify-single-word="false"/>
      <style:text-properties fo:font-size="12pt" fo:font-weight="bold" officeooo:rsid="00099f54" officeooo:paragraph-rsid="00099f54" style:font-size-asian="12pt" style:font-weight-asian="bold" style:font-size-complex="12pt" style:font-weight-complex="bold"/>
    </style:style>
    <style:style style:name="P70" style:family="paragraph" style:parent-style-name="Standard">
      <style:paragraph-properties fo:text-align="justify" style:justify-single-word="false"/>
      <style:text-properties fo:font-size="12pt" fo:font-weight="bold" officeooo:rsid="000ca8db" officeooo:paragraph-rsid="000ca8db"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font-size="12pt" fo:font-weight="bold" officeooo:rsid="000d580f" officeooo:paragraph-rsid="000d580f" style:font-size-asian="12pt" style:font-weight-asian="bold" style:font-size-complex="12pt" style:font-weight-complex="bold"/>
    </style:style>
    <style:style style:name="P72" style:family="paragraph" style:parent-style-name="Standard">
      <style:paragraph-properties fo:text-align="justify" style:justify-single-word="false"/>
      <style:text-properties fo:font-size="12pt" fo:font-weight="bold" officeooo:rsid="000df547" officeooo:paragraph-rsid="000df547"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font-size="12pt" fo:font-weight="bold" officeooo:rsid="000e1aef" officeooo:paragraph-rsid="000e1aef" style:font-size-asian="12pt" style:font-weight-asian="bold" style:font-size-complex="12pt" style:font-weight-complex="bold"/>
    </style:style>
    <style:style style:name="P74" style:family="paragraph" style:parent-style-name="Standard">
      <style:paragraph-properties fo:text-align="justify" style:justify-single-word="false"/>
      <style:text-properties fo:font-size="12pt" fo:font-weight="bold" officeooo:rsid="00117b6a" officeooo:paragraph-rsid="00117b6a" style:font-size-asian="12pt" style:font-weight-asian="bold" style:font-size-complex="12pt" style:font-weight-complex="bold"/>
    </style:style>
    <style:style style:name="P75" style:family="paragraph" style:parent-style-name="Standard">
      <style:paragraph-properties fo:text-align="justify" style:justify-single-word="false"/>
      <style:text-properties fo:font-size="12pt" fo:font-weight="bold" officeooo:rsid="0015b7ec" officeooo:paragraph-rsid="0015b7ec" style:font-size-asian="12pt" style:font-weight-asian="bold" style:font-size-complex="12pt" style:font-weight-complex="bold"/>
    </style:style>
    <style:style style:name="P76" style:family="paragraph" style:parent-style-name="Standard">
      <style:paragraph-properties fo:text-align="justify" style:justify-single-word="false"/>
      <style:text-properties fo:font-size="12pt" fo:font-weight="bold" officeooo:rsid="00179677" officeooo:paragraph-rsid="00179677" style:font-size-asian="12pt" style:font-weight-asian="bold" style:font-size-complex="12pt" style:font-weight-complex="bold"/>
    </style:style>
    <style:style style:name="P77" style:family="paragraph" style:parent-style-name="Standard">
      <style:paragraph-properties fo:text-align="justify" style:justify-single-word="false"/>
      <style:text-properties fo:font-size="12pt" fo:font-weight="bold" officeooo:rsid="001b3b50" officeooo:paragraph-rsid="001b3b50" style:font-size-asian="12pt" style:font-weight-asian="bold" style:font-size-complex="12pt" style:font-weight-complex="bold"/>
    </style:style>
    <style:style style:name="P78" style:family="paragraph" style:parent-style-name="Standard">
      <style:paragraph-properties fo:text-align="justify" style:justify-single-word="false"/>
      <style:text-properties fo:font-size="12pt" fo:font-weight="bold" officeooo:rsid="001cf52d" officeooo:paragraph-rsid="001cf52d" style:font-size-asian="12pt" style:font-weight-asian="bold" style:font-size-complex="12pt" style:font-weight-complex="bold"/>
    </style:style>
    <style:style style:name="P79" style:family="paragraph" style:parent-style-name="Standard">
      <style:paragraph-properties fo:text-align="justify" style:justify-single-word="false"/>
      <style:text-properties fo:font-size="12pt" fo:font-weight="bold" officeooo:rsid="002210e8" officeooo:paragraph-rsid="002210e8" style:font-size-asian="12pt" style:font-weight-asian="bold" style:font-size-complex="12pt" style:font-weight-complex="bold"/>
    </style:style>
    <style:style style:name="P80" style:family="paragraph" style:parent-style-name="Standard">
      <style:paragraph-properties fo:text-align="justify" style:justify-single-word="false"/>
      <style:text-properties fo:font-size="12pt" fo:font-weight="bold" officeooo:rsid="0025f563" officeooo:paragraph-rsid="0025f563" style:font-size-asian="12pt" style:font-weight-asian="bold" style:font-size-complex="12pt" style:font-weight-complex="bold"/>
    </style:style>
    <style:style style:name="P81" style:family="paragraph" style:parent-style-name="Standard">
      <style:paragraph-properties fo:text-align="justify" style:justify-single-word="false"/>
      <style:text-properties fo:font-size="12pt" fo:font-weight="bold" officeooo:rsid="00288bf8" officeooo:paragraph-rsid="00288bf8" style:font-size-asian="12pt" style:font-weight-asian="bold" style:font-size-complex="12pt" style:font-weight-complex="bold"/>
    </style:style>
    <style:style style:name="P82" style:family="paragraph" style:parent-style-name="Standard">
      <style:paragraph-properties fo:text-align="justify" style:justify-single-word="false"/>
      <style:text-properties fo:font-size="12pt" fo:font-weight="normal" officeooo:rsid="000ca8db" officeooo:paragraph-rsid="000ca8db"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size="12pt" fo:font-weight="normal" officeooo:rsid="000df547" officeooo:paragraph-rsid="000df54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font-size="12pt" fo:font-weight="normal" officeooo:rsid="00117b6a" officeooo:paragraph-rsid="00117b6a"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rsid="00145199" officeooo:paragraph-rsid="00145199"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rsid="0015b7ec" officeooo:paragraph-rsid="0015b7ec"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fo:font-size="12pt" fo:font-weight="normal" officeooo:rsid="00232e77" officeooo:paragraph-rsid="00239970"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fo:font-size="12pt" fo:font-weight="normal" officeooo:rsid="00288bf8" officeooo:paragraph-rsid="00288bf8"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88bf8" officeooo:paragraph-rsid="00288bf8"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d3252" officeooo:paragraph-rsid="002d3252"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fo:font-size="12pt" style:text-underline-style="none" fo:font-weight="normal" officeooo:rsid="00288bf8" officeooo:paragraph-rsid="00288bf8"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font-size="12pt" style:text-underline-style="none" fo:font-weight="normal" officeooo:rsid="002ba9aa" officeooo:paragraph-rsid="002ba9aa"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font-size="12pt" style:text-underline-style="none" fo:font-weight="normal" officeooo:rsid="002d193b" officeooo:paragraph-rsid="002d193b"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size="12pt" style:text-underline-style="none" fo:font-weight="normal" officeooo:rsid="002e071e" officeooo:paragraph-rsid="002e071e"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size="12pt" style:text-underline-style="none" fo:font-weight="normal" officeooo:rsid="002e50cd" officeooo:paragraph-rsid="002e50cd"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font-size="12pt" style:text-underline-style="none" fo:font-weight="normal" officeooo:rsid="002e8470" officeooo:paragraph-rsid="002e8470"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size="12pt" style:text-underline-style="none" officeooo:rsid="00288bf8" officeooo:paragraph-rsid="00288bf8" style:font-size-asian="12pt" style:font-size-complex="12pt"/>
    </style:style>
    <style:style style:name="P107" style:family="paragraph" style:parent-style-name="Standard">
      <style:paragraph-properties fo:text-align="justify" style:justify-single-word="false"/>
      <style:text-properties fo:font-size="12pt" style:text-underline-style="none" officeooo:rsid="002b32c1" officeooo:paragraph-rsid="002b32c1" style:font-size-asian="12pt" style:font-size-complex="12pt"/>
    </style:style>
    <style:style style:name="P108" style:family="paragraph" style:parent-style-name="Standard">
      <style:paragraph-properties fo:text-align="justify" style:justify-single-word="false"/>
      <style:text-properties fo:font-size="12pt" style:text-underline-style="none" officeooo:rsid="002ba9aa" officeooo:paragraph-rsid="002ba9aa" style:font-size-asian="12pt" style:font-size-complex="12pt"/>
    </style:style>
    <style:style style:name="P109" style:family="paragraph" style:parent-style-name="Standard">
      <style:paragraph-properties fo:text-align="justify" style:justify-single-word="false"/>
      <style:text-properties fo:font-size="12pt" style:text-underline-style="none" officeooo:rsid="002d193b" officeooo:paragraph-rsid="002d193b" style:font-size-asian="12pt" style:font-size-complex="12pt"/>
    </style:style>
    <style:style style:name="P110" style:family="paragraph" style:parent-style-name="Standard">
      <style:paragraph-properties fo:text-align="justify" style:justify-single-word="false"/>
      <style:text-properties fo:font-size="12pt" style:text-underline-style="none" fo:font-weight="bold" officeooo:rsid="002d3252" officeooo:paragraph-rsid="002d3252" style:font-size-asian="12pt" style:font-weight-asian="bold" style:font-size-complex="12pt" style:font-weight-complex="bold"/>
    </style:style>
    <style:style style:name="P111" style:family="paragraph" style:parent-style-name="Standard">
      <style:paragraph-properties fo:text-align="justify" style:justify-single-word="false"/>
      <style:text-properties fo:font-size="12pt" style:text-underline-style="none" fo:font-weight="bold" officeooo:rsid="002e50cd" officeooo:paragraph-rsid="002e50cd" style:font-size-asian="12pt" style:font-weight-asian="bold" style:font-size-complex="12pt" style:font-weight-complex="bold"/>
    </style:style>
    <style:style style:name="P112" style:family="paragraph" style:parent-style-name="Standard" style:list-style-name="L1">
      <style:paragraph-properties fo:text-align="justify" style:justify-single-word="false"/>
      <style:text-properties fo:font-size="12pt" fo:font-weight="normal" officeooo:rsid="000d580f" officeooo:paragraph-rsid="000d580f" style:font-size-asian="12pt" style:font-weight-asian="normal" style:font-size-complex="12pt" style:font-weight-complex="normal"/>
    </style:style>
    <style:style style:name="P113" style:family="paragraph" style:parent-style-name="Standard" style:list-style-name="L2">
      <style:paragraph-properties fo:text-align="justify" style:justify-single-word="false"/>
      <style:text-properties fo:font-size="12pt" fo:font-weight="normal" officeooo:rsid="000e1aef" officeooo:paragraph-rsid="000e1aef" style:font-size-asian="12pt" style:font-weight-asian="normal" style:font-size-complex="12pt" style:font-weight-complex="normal"/>
    </style:style>
    <style:style style:name="P114" style:family="paragraph" style:parent-style-name="Standard" style:list-style-name="L2">
      <style:paragraph-properties fo:text-align="justify" style:justify-single-word="false"/>
      <style:text-properties fo:font-size="12pt" fo:font-weight="normal" officeooo:rsid="000ebff1" officeooo:paragraph-rsid="000ebff1" style:font-size-asian="12pt" style:font-weight-asian="normal" style:font-size-complex="12pt" style:font-weight-complex="normal"/>
    </style:style>
    <style:style style:name="P115" style:family="paragraph" style:parent-style-name="Standard" style:list-style-name="L3">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116" style:family="paragraph" style:parent-style-name="Standard" style:list-style-name="L4">
      <style:paragraph-properties fo:text-align="justify" style:justify-single-word="false"/>
      <style:text-properties fo:font-size="12pt" fo:font-weight="normal" officeooo:rsid="00179677" officeooo:paragraph-rsid="00179677" style:font-size-asian="12pt" style:font-weight-asian="normal" style:font-size-complex="12pt" style:font-weight-complex="normal"/>
    </style:style>
    <style:style style:name="P117" style:family="paragraph" style:parent-style-name="Standard" style:list-style-name="L5">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18" style:family="paragraph" style:parent-style-name="Standard" style:list-style-name="L6">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19" style:family="paragraph" style:parent-style-name="Standard" style:list-style-name="L7">
      <style:paragraph-properties fo:text-align="justify" style:justify-single-word="false"/>
      <style:text-properties fo:font-size="12pt" fo:font-weight="normal" officeooo:rsid="001b3b50" officeooo:paragraph-rsid="001b3b50" style:font-size-asian="12pt" style:font-weight-asian="normal" style:font-size-complex="12pt" style:font-weight-complex="normal"/>
    </style:style>
    <style:style style:name="P120" style:family="paragraph" style:parent-style-name="Standard" style:list-style-name="L7">
      <style:paragraph-properties fo:text-align="justify" style:justify-single-word="false"/>
      <style:text-properties fo:font-size="12pt" fo:font-weight="normal" officeooo:rsid="001cf52d" officeooo:paragraph-rsid="001b3b50" style:font-size-asian="12pt" style:font-weight-asian="normal" style:font-size-complex="12pt" style:font-weight-complex="normal"/>
    </style:style>
    <style:style style:name="P121" style:family="paragraph" style:parent-style-name="Standard" style:list-style-name="L7">
      <style:paragraph-properties fo:text-align="justify" style:justify-single-word="false"/>
      <style:text-properties fo:font-size="12pt" fo:font-weight="normal" officeooo:rsid="001cf52d" officeooo:paragraph-rsid="001cf52d" style:font-size-asian="12pt" style:font-weight-asian="normal" style:font-size-complex="12pt" style:font-weight-complex="normal"/>
    </style:style>
    <style:style style:name="P122" style:family="paragraph" style:parent-style-name="Standard" style:list-style-name="L7">
      <loext:graphic-properties draw:fill="none"/>
      <style:paragraph-properties fo:text-align="justify" style:justify-single-word="false" fo:background-color="transparent"/>
      <style:text-properties fo:font-size="12pt" fo:font-weight="normal" officeooo:rsid="001cf52d" officeooo:paragraph-rsid="001cf52d" style:font-size-asian="12pt" style:font-weight-asian="normal" style:font-size-complex="12pt" style:font-weight-complex="normal"/>
    </style:style>
    <style:style style:name="P123" style:family="paragraph" style:parent-style-name="Standard" style:list-style-name="L8">
      <style:paragraph-properties fo:text-align="justify" style:justify-single-word="false"/>
      <style:text-properties fo:font-size="12pt" fo:font-weight="normal" officeooo:rsid="00232e77" officeooo:paragraph-rsid="00232e77" style:font-size-asian="12pt" style:font-weight-asian="normal" style:font-size-complex="12pt" style:font-weight-complex="normal"/>
    </style:style>
    <style:style style:name="P124" style:family="paragraph" style:parent-style-name="Standard" style:list-style-name="L9">
      <style:paragraph-properties fo:text-align="justify" style:justify-single-word="false"/>
      <style:text-properties fo:font-size="12pt" fo:font-weight="normal" officeooo:rsid="002210e8" officeooo:paragraph-rsid="002210e8" style:font-size-asian="12pt" style:font-weight-asian="normal" style:font-size-complex="12pt" style:font-weight-complex="normal"/>
    </style:style>
    <style:style style:name="P125" style:family="paragraph" style:parent-style-name="Standard" style:list-style-name="L9">
      <style:paragraph-properties fo:text-align="justify" style:justify-single-word="false"/>
      <style:text-properties fo:font-size="12pt" fo:font-weight="normal" officeooo:rsid="002210e8" officeooo:paragraph-rsid="00239970" style:font-size-asian="12pt" style:font-weight-asian="normal" style:font-size-complex="12pt" style:font-weight-complex="normal"/>
    </style:style>
    <style:style style:name="P126" style:family="paragraph" style:parent-style-name="Standard" style:list-style-name="L10">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127" style:family="paragraph" style:parent-style-name="Standard" style:list-style-name="L11">
      <style:paragraph-properties fo:text-align="justify" style:justify-single-word="false"/>
      <style:text-properties fo:font-size="12pt" fo:font-weight="normal" officeooo:rsid="0025f563" officeooo:paragraph-rsid="0025f563" style:font-size-asian="12pt" style:font-weight-asian="normal" style:font-size-complex="12pt" style:font-weight-complex="normal"/>
    </style:style>
    <style:style style:name="P128" style:family="paragraph" style:parent-style-name="Standard" style:list-style-name="L11">
      <style:paragraph-properties fo:text-align="justify" style:justify-single-word="false"/>
      <style:text-properties fo:font-size="12pt" fo:font-weight="normal" officeooo:rsid="0025f563" officeooo:paragraph-rsid="00288bf8" style:font-size-asian="12pt" style:font-weight-asian="normal" style:font-size-complex="12pt" style:font-weight-complex="normal"/>
    </style:style>
    <style:style style:name="P129" style:family="paragraph" style:parent-style-name="Standard" style:list-style-name="L9">
      <style:paragraph-properties fo:text-align="justify" style:justify-single-word="false"/>
      <style:text-properties fo:font-size="12pt" officeooo:rsid="002210e8" officeooo:paragraph-rsid="002210e8" style:font-size-asian="12pt" style:font-size-complex="12pt"/>
    </style:style>
    <style:style style:name="P130" style:family="paragraph" style:parent-style-name="Standard" style:list-style-name="L12">
      <style:paragraph-properties fo:text-align="justify" style:justify-single-word="false"/>
      <style:text-properties fo:font-size="12pt" style:text-underline-style="none" officeooo:rsid="002a80a5" officeooo:paragraph-rsid="002a80a5" style:font-size-asian="12pt" style:font-size-complex="12pt"/>
    </style:style>
    <style:style style:name="P131" style:family="paragraph" style:parent-style-name="Standard" style:list-style-name="L12">
      <style:paragraph-properties fo:text-align="justify" style:justify-single-word="false"/>
      <style:text-properties fo:font-size="12pt" style:text-underline-style="none" officeooo:rsid="002b2639" officeooo:paragraph-rsid="002b2639" style:font-size-asian="12pt" style:font-size-complex="12pt"/>
    </style:style>
    <style:style style:name="P132" style:family="paragraph" style:parent-style-name="Standard" style:list-style-name="L12">
      <style:paragraph-properties fo:text-align="justify" style:justify-single-word="false"/>
      <style:text-properties fo:font-size="12pt" style:text-underline-style="none" fo:font-weight="normal" officeooo:rsid="002b2639" officeooo:paragraph-rsid="002b2639" style:font-size-asian="12pt" style:font-weight-asian="normal" style:font-size-complex="12pt" style:font-weight-complex="normal"/>
    </style:style>
    <style:style style:name="P133" style:family="paragraph" style:parent-style-name="Standard" style:list-style-name="L13">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34" style:family="paragraph" style:parent-style-name="Standard" style:list-style-name="L14">
      <style:paragraph-properties fo:text-align="justify" style:justify-single-word="false"/>
      <style:text-properties fo:font-size="12pt" style:text-underline-style="none" fo:font-weight="normal" officeooo:rsid="002d3252" officeooo:paragraph-rsid="002d3252" style:font-size-asian="12pt" style:font-weight-asian="normal" style:font-size-complex="12pt" style:font-weight-complex="normal"/>
    </style:style>
    <style:style style:name="P135"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9df2a" style:font-size-asian="12pt" style:font-weight-asian="normal" style:font-size-complex="12pt" style:font-weight-complex="normal"/>
    </style:style>
    <style:style style:name="P136"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9df2a" officeooo:paragraph-rsid="005b716b" style:font-size-asian="12pt" style:font-weight-asian="normal" style:font-size-complex="12pt" style:font-weight-complex="normal"/>
    </style:style>
    <style:style style:name="P137" style:family="paragraph" style:parent-style-name="Standard" style:list-style-name="L15">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5c78e6" officeooo:paragraph-rsid="005c78e6" style:font-size-asian="12pt" style:font-weight-asian="normal" style:font-size-complex="12pt" style:font-weight-complex="normal"/>
    </style:style>
    <style:style style:name="P138" style:family="paragraph" style:parent-style-name="Standard" style:list-style-name="L16">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57102" officeooo:paragraph-rsid="00657102"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6ecb9" officeooo:paragraph-rsid="00691c8c"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91c8c" officeooo:paragraph-rsid="00676420" style:font-size-asian="12pt" style:font-weight-asian="normal" style:font-size-complex="12pt" style:font-weight-complex="normal"/>
    </style:style>
    <style:style style:name="P141"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bd29b" officeooo:paragraph-rsid="006bd29b"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font-variant="normal" fo:text-transform="none" fo:color="#222222" style:font-name="sans-serif" fo:font-size="12pt" fo:letter-spacing="normal" fo:font-style="normal" style:text-underline-style="none" fo:font-weight="normal" officeooo:rsid="006cef40" officeooo:paragraph-rsid="006cef40" style:font-size-asian="12pt" style:font-weight-asian="normal" style:font-size-complex="12pt" style:font-weight-complex="normal"/>
    </style:style>
    <style:style style:name="P143" style:family="paragraph" style:parent-style-name="Standard" style:list-style-name="L12">
      <style:paragraph-properties fo:margin-top="0cm" fo:margin-bottom="0cm" loext:contextual-spacing="false" fo:text-align="justify" style:justify-single-word="false"/>
      <style:text-properties fo:font-size="12pt" style:text-underline-style="none" officeooo:rsid="00288bf8" officeooo:paragraph-rsid="00288bf8" style:font-size-asian="12pt" style:font-size-complex="12pt"/>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2a5e" style:font-weight-asian="normal" style:font-weight-complex="normal"/>
    </style:style>
    <style:style style:name="T5" style:family="text">
      <style:text-properties fo:font-weight="normal" officeooo:rsid="00201725" style:font-weight-asian="normal" style:font-weight-complex="normal"/>
    </style:style>
    <style:style style:name="T6" style:family="text">
      <style:text-properties fo:font-weight="normal" officeooo:rsid="00239970" style:font-weight-asian="normal" style:font-weight-complex="normal"/>
    </style:style>
    <style:style style:name="T7" style:family="text">
      <style:text-properties fo:font-weight="normal" officeooo:rsid="0029313f" style:font-weight-asian="normal" style:font-weight-complex="normal"/>
    </style:style>
    <style:style style:name="T8" style:family="text">
      <style:text-properties fo:font-weight="normal" officeooo:rsid="002a80a5" style:font-weight-asian="normal" style:font-weight-complex="normal"/>
    </style:style>
    <style:style style:name="T9" style:family="text">
      <style:text-properties fo:font-weight="normal" officeooo:rsid="002ba9aa" style:font-weight-asian="normal" style:font-weight-complex="normal"/>
    </style:style>
    <style:style style:name="T10" style:family="text">
      <style:text-properties fo:font-weight="normal" officeooo:rsid="002d193b" style:font-weight-asian="normal" style:font-weight-complex="normal"/>
    </style:style>
    <style:style style:name="T11" style:family="text">
      <style:text-properties fo:font-weight="normal" officeooo:rsid="0037c5b7" style:font-weight-asian="normal" style:font-weight-complex="normal"/>
    </style:style>
    <style:style style:name="T12" style:family="text">
      <style:text-properties officeooo:rsid="00179677"/>
    </style:style>
    <style:style style:name="T13" style:family="text">
      <style:text-properties officeooo:rsid="00198549"/>
    </style:style>
    <style:style style:name="T14" style:family="text">
      <style:text-properties officeooo:rsid="001b3b50"/>
    </style:style>
    <style:style style:name="T15" style:family="text">
      <style:text-properties officeooo:rsid="001cf52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493960"/>
    </style:style>
    <style:style style:name="T20" style:family="text">
      <style:text-properties style:text-underline-style="none" fo:font-weight="normal" style:font-weight-asian="normal" style:font-weight-complex="normal"/>
    </style:style>
    <style:style style:name="T21" style:family="text">
      <style:text-properties officeooo:rsid="00232e77"/>
    </style:style>
    <style:style style:name="T22" style:family="text">
      <style:text-properties officeooo:rsid="00239970"/>
    </style:style>
    <style:style style:name="T23" style:family="text">
      <style:text-properties officeooo:rsid="002b2639"/>
    </style:style>
    <style:style style:name="T24" style:family="text">
      <style:text-properties officeooo:rsid="002e071e"/>
    </style:style>
    <style:style style:name="T25" style:family="text">
      <style:text-properties officeooo:rsid="00356e95"/>
    </style:style>
    <style:style style:name="T26" style:family="text">
      <style:text-properties officeooo:rsid="00360546"/>
    </style:style>
    <style:style style:name="T27" style:family="text">
      <style:text-properties fo:color="#800000" fo:background-color="#ffff00" loext:char-shading-value="0"/>
    </style:style>
    <style:style style:name="T28" style:family="text">
      <style:text-properties fo:background-color="#ffff00" loext:char-shading-value="0"/>
    </style:style>
    <style:style style:name="T29" style:family="text">
      <style:text-properties officeooo:rsid="004405d4" fo:background-color="#ffff00" loext:char-shading-value="0"/>
    </style:style>
    <style:style style:name="T30" style:family="text">
      <style:text-properties officeooo:rsid="004405d4"/>
    </style:style>
    <style:style style:name="T31" style:family="text">
      <style:text-properties officeooo:rsid="00493960"/>
    </style:style>
    <style:style style:name="T32" style:family="text">
      <style:text-properties fo:color="#0b0080" style:text-line-through-style="none" style:text-line-through-type="none" fo:font-size="12pt" fo:font-weight="normal" style:text-blinking="false" fo:background-color="#ffffff" loext:char-shading-value="0" style:font-size-asian="12pt" style:font-size-complex="12pt"/>
    </style:style>
    <style:style style:name="T33" style:family="text">
      <style:text-properties fo:color="#0b0080" style:text-line-through-style="none" style:text-line-through-type="none" fo:font-size="12pt" fo:font-weight="normal" style:text-blinking="false" style:font-size-asian="12pt" style:font-size-complex="12pt"/>
    </style:style>
    <style:style style:name="T34" style:family="text">
      <style:text-properties officeooo:rsid="00507a61"/>
    </style:style>
    <style:style style:name="T35" style:family="text">
      <style:text-properties officeooo:rsid="00511062"/>
    </style:style>
    <style:style style:name="T36" style:family="text">
      <style:text-properties officeooo:rsid="00529533"/>
    </style:style>
    <style:style style:name="T37" style:family="text">
      <style:text-properties officeooo:rsid="00540ebc"/>
    </style:style>
    <style:style style:name="T38" style:family="text">
      <style:text-properties officeooo:rsid="0057b26c"/>
    </style:style>
    <style:style style:name="T39" style:family="text">
      <style:text-properties officeooo:rsid="0059df2a"/>
    </style:style>
    <style:style style:name="T40" style:family="text">
      <style:text-properties officeooo:rsid="005adcc2"/>
    </style:style>
    <style:style style:name="T41" style:family="text">
      <style:text-properties officeooo:rsid="005f1c65"/>
    </style:style>
    <style:style style:name="T42" style:family="text">
      <style:text-properties fo:font-size="12pt" style:font-size-asian="12pt" style:font-size-complex="12pt"/>
    </style:style>
    <style:style style:name="T43" style:family="text">
      <style:text-properties fo:font-size="12pt" fo:font-weight="normal" style:font-size-asian="12pt" style:font-size-complex="12pt"/>
    </style:style>
    <style:style style:name="T44" style:family="text">
      <style:text-properties fo:font-size="12pt" fo:font-style="italic" fo:font-weight="normal" style:font-size-asian="12pt" style:font-size-complex="12pt"/>
    </style:style>
    <style:style style:name="T45" style:family="text">
      <style:text-properties officeooo:rsid="00657102"/>
    </style:style>
    <style:style style:name="T46" style:family="text">
      <style:text-properties officeooo:rsid="0066ec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14/12/2018</text:p>
      <text:p text:style-name="P58"/>
      <text:p text:style-name="P59">1963/4 olivetti 101 primo computer da tavolo della storia.</text:p>
      <text:p text:style-name="P60"/>
      <text:p text:style-name="P61">Mondo analogico = mondo reale (fatto di onde, suono colore radio)</text:p>
      <text:p text:style-name="P61">Mondo digitale = tutto trasformato in numeri</text:p>
      <text:p text:style-name="P62">Vantaggi digitale: facilità di copia, velocità di trasmissione</text:p>
      <text:p text:style-name="P62"/>
      <text:p text:style-name="P63">informatica scienza che studia l’elaborazione delle informazioni e le sue applicazioni più </text:p>
      <text:p text:style-name="P63"/>
      <text:p text:style-name="P64">macchina di von neumann Dati input Elaborazione Dati Output</text:p>
      <text:p text:style-name="P64"/>
      <text:p text:style-name="P69">informazioni e dati differenza?</text:p>
      <text:p text:style-name="P65"/>
      <text:p text:style-name="P65">Il dato diventa informazione quando si riesce a dare un senso al dato stesso, quindi i dati sono aggregati accompagnati da una spiegazione.</text:p>
      <text:p text:style-name="P65"/>
      <text:p text:style-name="P65"/>
      <text:p text:style-name="P65">Bit (binary digit) unità di misura dell’informazione</text:p>
      <text:p text:style-name="P65"/>
      <text:p text:style-name="P66">Hardware e Software</text:p>
      <text:p text:style-name="P66"/>
      <text:p text:style-name="P70">sistema binario</text:p>
      <text:p text:style-name="P82"/>
      <text:p text:style-name="P71">computer è composto da 3 oggetti</text:p>
      <text:list xml:id="list2713753234735221309" text:style-name="L1">
        <text:list-item>
          <text:p text:style-name="P112">Componenti (hanno funzione specifica es RAM CPU)</text:p>
        </text:list-item>
        <text:list-item>
          <text:p text:style-name="P112">Connettori (porte verso l’esterno)</text:p>
        </text:list-item>
        <text:list-item>
          <text:p text:style-name="P112">Bus (canali di comunicazione)</text:p>
        </text:list-item>
      </text:list>
      <text:p text:style-name="P83"/>
      <text:p text:style-name="P72">CPU</text:p>
      <text:p text:style-name="P84">Central processor unit</text:p>
      <text:p text:style-name="P84">è composta da (Control Unit e da Arithmetic/Logic unit) comunicano con la memory unit</text:p>
      <text:p text:style-name="P84"/>
      <text:p text:style-name="P73">caratteristiche <text:span text:style-name="T1">CPU</text:span></text:p>
      <text:list xml:id="list6485289908564514799" text:style-name="L2">
        <text:list-item>
          <text:p text:style-name="P113">Set di istruzioni</text:p>
          <text:p text:style-name="P113">quantità di istruzioni che la cpu è in grado di fare alla volta (cosa sa fare)</text:p>
        </text:list-item>
        <text:list-item>
          <text:p text:style-name="P113">Parallelismo</text:p>
          <text:p text:style-name="P113">quanti fili ho per comunicare <text:span text:style-name="T1">quanti dati sa trattare</text:span></text:p>
        </text:list-item>
        <text:list-item>
          <text:p text:style-name="P113">Frequenza di clock</text:p>
          <text:p text:style-name="P114">frequenza con cui vengono spediti i dati </text:p>
        </text:list-item>
      </text:list>
      <text:p text:style-name="P85">ci sono limiti fisici dati dal calore prodotto</text:p>
      <text:p text:style-name="P85"/>
      <text:p text:style-name="P74">Componenti</text:p>
      <text:p text:style-name="P86"><text:span text:style-name="T2">RAM</text:span> Random Access Memory</text:p>
      <text:p text:style-name="P86"/>
      <text:p text:style-name="P86"><text:tab/>Memoria di lavoro della CPU (la CPU ha una memoria interna alla cpu stessa ma <text:tab/>estremamente piccola) la RAM quando spengo il pc si azzera</text:p>
      <text:p text:style-name="P86"/>
      <text:p text:style-name="P87"><text:span text:style-name="T2">ROM</text:span> Read Only Memory</text:p>
      <text:p text:style-name="P87"><text:tab/>memoria che contiene le istruzioni di accensione quindi di diagnostica della macchina</text:p>
      <text:p text:style-name="P87"><text:span text:style-name="T2">PROM</text:span> programmable read only memory</text:p>
      <text:p text:style-name="P87"><text:span text:style-name="T2">EPROM</text:span> erasable programmable read onlu memory</text:p>
      <text:p text:style-name="P87"><text:soft-page-break/><text:span text:style-name="T2">EEPROM</text:span> electrically erasab<text:span text:style-name="T14">l</text:span>e programmable read only memory (LE CHIAVETTE, SSD)</text:p>
      <text:p text:style-name="P87"/>
      <text:p text:style-name="P87">((SSD dischi a stati solidi sono nuova generazione di hard disk))</text:p>
      <text:p text:style-name="P87"/>
      <text:p text:style-name="P75">Porte di comunicazione <text:span text:style-name="T3">(esterne connettori usb o di altro tipo)</text:span></text:p>
      <text:p text:style-name="P75">BUS di espansioni <text:span text:style-name="T3">(porte di comunicazione interne al PC)</text:span></text:p>
      <text:p text:style-name="P88"/>
      <text:p text:style-name="P75">USB Universal Serial Bus</text:p>
      <text:p text:style-name="P87"/>
      <text:p text:style-name="P76">17/12/2018</text:p>
      <text:p text:style-name="P89"/>
      <text:p text:style-name="P76">Introduzione Hardware Sof<text:span text:style-name="T13">t</text:span>ware</text:p>
      <text:p text:style-name="P89"/>
      <text:list xml:id="list7628207690877993885" text:style-name="L3">
        <text:list-item>
          <text:p text:style-name="P115">Architettura di un sistema di elaborazione in rete</text:p>
        </text:list-item>
        <text:list-item>
          <text:p text:style-name="P115">Cos’è l’informatica</text:p>
        </text:list-item>
        <text:list-item>
          <text:p text:style-name="P115">Rappresentazione dell’info<text:span text:style-name="T13">r</text:span>mazione</text:p>
        </text:list-item>
        <text:list-item>
          <text:p text:style-name="P115">Sistemi di numerazione</text:p>
        </text:list-item>
        <text:list-item>
          <text:p text:style-name="P115">Il sistema binario</text:p>
        </text:list-item>
        <text:list-item>
          <text:p text:style-name="P115">Architettura Calcolatori</text:p>
        </text:list-item>
        <text:list-item>
          <text:p text:style-name="P115">Algebra booleana</text:p>
        </text:list-item>
        <text:list-item>
          <text:p text:style-name="P115"/>
        </text:list-item>
      </text:list>
      <text:p text:style-name="P76">Aspetti specifici di sostenibilità</text:p>
      <text:list xml:id="list3926265209100105391" text:style-name="L4">
        <text:list-item>
          <text:p text:style-name="P116">Lo smaltimento dei rifiuti tecnologici</text:p>
        </text:list-item>
      </text:list>
      <text:p text:style-name="P89"/>
      <text:p text:style-name="P77"><text:span text:style-name="T12">D</text:span>ispositivi di input</text:p>
      <text:list xml:id="list6773771580168868683" text:style-name="L5">
        <text:list-item>
          <text:p text:style-name="P117">Tastiera</text:p>
        </text:list-item>
        <text:list-item>
          <text:p text:style-name="P117">Mouse</text:p>
        </text:list-item>
        <text:list-item>
          <text:p text:style-name="P117">Scanner</text:p>
        </text:list-item>
        <text:list-item>
          <text:p text:style-name="P117">Web-cam</text:p>
        </text:list-item>
        <text:list-item>
          <text:p text:style-name="P117">Joypad</text:p>
        </text:list-item>
        <text:list-item>
          <text:p text:style-name="P117"/>
        </text:list-item>
      </text:list>
      <text:p text:style-name="P77">Dispositivi di output</text:p>
      <text:list xml:id="list5606915991988728445" text:style-name="L6">
        <text:list-item>
          <text:p text:style-name="P118">Stampante</text:p>
        </text:list-item>
        <text:list-item>
          <text:p text:style-name="P118">Casse/cuffie</text:p>
        </text:list-item>
        <text:list-item>
          <text:p text:style-name="P118">Monitor</text:p>
        </text:list-item>
        <text:list-item>
          <text:p text:style-name="P118">Joypad (quando vibra )</text:p>
        </text:list-item>
      </text:list>
      <text:p text:style-name="P90"/>
      <text:p text:style-name="P77">Elaborazione</text:p>
      <text:list xml:id="list7120643382743467385" text:style-name="L7">
        <text:list-item>
          <text:p text:style-name="P119">Motherboard (circuito stampato)</text:p>
          <text:list>
            <text:list-item>
              <text:p text:style-name="P119">CPU (esegue istruzioni, all’interno ha unità logico matematica con circuiti logici<text:span text:style-name="T15">)</text:span></text:p>
            </text:list-item>
            <text:list-item>
              <text:p text:style-name="P120">Unità di controllo</text:p>
            </text:list-item>
            <text:list-item>
              <text:p text:style-name="P121">Unità di memoria (di supporto alla CPU)</text:p>
            </text:list-item>
          </text:list>
          <text:p text:style-name="P122"/>
        </text:list-item>
        <text:list-item>
          <text:p text:style-name="P122">RAM di supporto alla CPU</text:p>
        </text:list-item>
      </text:list>
      <text:p text:style-name="P67"><text:span text:style-name="T17">Istruzioni</text:span><text:span text:style-name="T3"> sono parte di un programma che devono essere eseguiti i </text:span><text:span text:style-name="T17">dati</text:span><text:span text:style-name="T3"> sono gli oggetti su cui si lavora es. programma di scrittura è un <text:s/>programma di istruzioni, se scrivo delle cose sono i </text:span><text:span text:style-name="T20">dati</text:span><text:span text:style-name="T3"> che immetto nel programma, le istruzioni sono nella RAM, traspo</text:span><text:span text:style-name="T5">r</text:span><text:span text:style-name="T3">tati nella memoria interna nella CPU, le cose che scrivo sono nella RAM fino a quando non salvo, dopo vanno nel disco rigido.</text:span></text:p>
      <text:p text:style-name="P91"/>
      <text:p text:style-name="P91"/>
      <text:p text:style-name="P78"/>
      <text:p text:style-name="P78"><text:soft-page-break/>Memoria cache</text:p>
      <text:p text:style-name="P67"><text:span text:style-name="T3">Ci sono varie memorie cache , interna alla CPU (I livello), interna alla motherboard (II livello), del browser </text:span><text:span text:style-name="T4">(sfruttano memorie rigide del PC)</text:span><text:span text:style-name="T3">…</text:span></text:p>
      <text:p text:style-name="P91">Memoria dove si appoggiano cose usate e che si ritene che servano ancora</text:p>
      <text:p text:style-name="P91"/>
      <text:p text:style-name="P79">CPU</text:p>
      <text:list xml:id="list3476453417659208440" text:style-name="L8">
        <text:list-item>
          <text:p text:style-name="P123">Set <text:span text:style-name="T22">d</text:span>i istruzioni (quante istruzioni eseguo alla volta)</text:p>
        </text:list-item>
        <text:list-item>
          <text:p text:style-name="P123">Parallelismo <text:span text:style-name="T22">(connessione tra i componenti della CPU, quindi quantità di bit trasportabili alla volta: 8, 16, 32...per questo si dice processore a 16 bit, 32 bit..)</text:span></text:p>
        </text:list-item>
        <text:list-item>
          <text:p text:style-name="P123">Frequenza di clock (la frequenza con cui vengono eseguite le istruzioni)</text:p>
        </text:list-item>
      </text:list>
      <text:p text:style-name="P92"/>
      <text:p text:style-name="P94">La scelta nell’acquisto di un PC dipendono dall’uso che si va a fare dello stesso</text:p>
      <text:list xml:id="list1510500927644806523" text:style-name="L9">
        <text:list-item>
          <text:p text:style-name="P124">Grafica</text:p>
        </text:list-item>
        <text:list-item>
          <text:p text:style-name="P124">Editing</text:p>
        </text:list-item>
        <text:list-item>
          <text:p text:style-name="P129"><text:span text:style-name="T3">Gioco </text:span><text:span text:style-name="T6">(per la grafica serve set istruzioni povero ma una alta frequenza)</text:span></text:p>
        </text:list-item>
        <text:list-item>
          <text:p text:style-name="P125">…</text:p>
        </text:list-item>
      </text:list>
      <text:p text:style-name="P93"/>
      <text:p text:style-name="P93">Per la grafica essendo molto pesante serve una scheda dedicata: la scheda grafica</text:p>
      <text:p text:style-name="P93"/>
      <text:p text:style-name="P80"><text:span text:style-name="T21">R</text:span>AM</text:p>
      <text:p text:style-name="P95">Collocata sulla motherboard tramite un connettore</text:p>
      <text:p text:style-name="P95">Non eseguono nulla</text:p>
      <text:p text:style-name="P95">E’ importante : </text:p>
      <text:list xml:id="list3389301802052954394" text:style-name="L10">
        <text:list-item>
          <text:p text:style-name="P126">tempo di accesso alla RAM, velocità di accesso ai dati memorizzati</text:p>
        </text:list-item>
        <text:list-item>
          <text:p text:style-name="P126">Frequenza di lavoro della RAM, cioè i tempi di risposta nell’ accesso ai dati</text:p>
          <text:p text:style-name="P126"/>
        </text:list-item>
      </text:list>
      <text:p text:style-name="P95">La RAM è più lenta della CPU, usata quando memoria interna alla CPU è piena</text:p>
      <text:p text:style-name="P95"/>
      <text:p text:style-name="P95">(Nella motherboard può essere presente una scheda video integrata)</text:p>
      <text:p text:style-name="P95"/>
      <text:p text:style-name="P80">ROM</text:p>
      <text:p text:style-name="P95">Serve all’accensione del PC in quanto la RAM è vuota</text:p>
      <text:p text:style-name="P95"/>
      <text:p text:style-name="P68"><text:span text:style-name="T18">I componenti</text:span><text:span text:style-name="T3"> </text:span></text:p>
      <text:p text:style-name="P80">IL CHIPSET</text:p>
      <text:p text:style-name="P95">Insieme di componenti che regolano il traffico tra CPU RAM e i controller delle periferiche (hardware che serve per controllare il ‘traffico’ tra i vari componenti del pc)</text:p>
      <text:p text:style-name="P95">composto da :</text:p>
      <text:list xml:id="list809063976697114704" text:style-name="L11">
        <text:list-item>
          <text:p text:style-name="P127">Northbridge <text:s/>( RAM CPU PCI-E)</text:p>
        </text:list-item>
        <text:list-item>
          <text:p text:style-name="P128">Southbridge ( USP ISA IDE BIOS Legacy PCI)</text:p>
        </text:list-item>
      </text:list>
      <text:p text:style-name="P96">PCI (standard di connessione tra componenti interni del computer)</text:p>
      <text:p text:style-name="P96">USB (standard di connessione con i componenti esterni )</text:p>
      <text:p text:style-name="P96">ISA (vecchio standard per le schede</text:p>
      <text:p text:style-name="P96">IDE (vecchio standard ..</text:p>
      <text:p text:style-name="P96"/>
      <text:p text:style-name="P96">----------FINO A QUI SIAMO STATI ALL’INTERNO DELLA MOTHERBOARD----------</text:p>
      <text:p text:style-name="P96"/>
      <text:p text:style-name="P81"/>
      <text:p text:style-name="P81"/>
      <text:p text:style-name="P81"/>
      <text:p text:style-name="P81"/>
      <text:p text:style-name="P81"/>
      <text:p text:style-name="P81"><text:soft-page-break/>EEPROM <text:span text:style-name="T23">(cancellabile elettricamente)</text:span></text:p>
      <text:p text:style-name="P96">Memorie di massa che non si cancellano in assenza di corrente</text:p>
      <text:p text:style-name="P97">Storia</text:p>
      <text:p text:style-name="P99"><text:tab/>Nastri magnetici = estremamente lenti perché con accesso sequenziale</text:p>
      <text:p text:style-name="P106"><text:span text:style-name="T3"><text:tab/></text:span><text:span text:style-name="T7">Dischi magnetici = accesso non sequenziale ma diretto, più complicato da gestire </text:span></text:p>
      <text:list xml:id="list3740063167143562132" text:style-name="L12">
        <text:list-item>
          <text:list>
            <text:list-item>
              <text:p text:style-name="P143"><text:span text:style-name="T7">Floppy-dis</text:span><text:span text:style-name="T8">k</text:span></text:p>
            </text:list-item>
            <text:list-item>
              <text:p text:style-name="P143"><text:span text:style-name="T7">Hard-dis</text:span><text:span text:style-name="T8">k (dischi rigidi inizialmente solo interni al PC non rimovibili, adesso ci sono anche quelli esterni trasportabili)</text:span></text:p>
            </text:list-item>
          </text:list>
          <text:p text:style-name="P130"><text:span text:style-name="T7">I </text:span><text:span text:style-name="T3">primi PC non avevano hard-disk ma solo floppy</text:span></text:p>
          <text:list text:continue-numbering="true">
            <text:list-item>
              <text:p text:style-name="P132">Chiavette</text:p>
            </text:list-item>
            <text:list-item>
              <text:p text:style-name="P131"><text:span text:style-name="T3">Schedine S</text:span><text:span text:style-name="T10">S</text:span><text:span text:style-name="T3">D</text:span></text:p>
            </text:list-item>
          </text:list>
        </text:list-item>
      </text:list>
      <text:p text:style-name="P107"><text:span text:style-name="T17">Periferiche di tipo ottico</text:span><text:span text:style-name="T3"> (CD) </text:span><text:span text:style-name="T11">(sono ad accesso diretto) </text:span><text:span text:style-name="T9">si rovinano meno facilmente. Non sono di tipo analogico ma digitale,</text:span></text:p>
      <text:p text:style-name="P100">se rovinati non funzionano, il suono non si può rovinare, se rovinato il suono non c’è.</text:p>
      <text:p text:style-name="P100">Contengono molti più bit di un floppy, sostituiscono il floppy con l’introduzione della grafica nel PC. I primi CD sono di tipo ROM, servono solo quando si devono comprare programmi.</text:p>
      <text:p text:style-name="P108"><text:span text:style-name="T3">Solo dopo viene inventato un driver che riesce a scrivere sui CD il masterizzatore (1994) </text:span><text:span text:style-name="T10">era però molto costo agli inizi e non erano cancellabili ed erano lenti.</text:span></text:p>
      <text:p text:style-name="P101">C’erano anche tecnologie ibride magnetico ottiche ma ebbero poco successo.</text:p>
      <text:p text:style-name="P101"/>
      <text:p text:style-name="P101">Dopo subentrano tecnologie EEPROM moderne (chiavette, SSD)</text:p>
      <text:p text:style-name="P109"><text:span text:style-name="T17">SSD (Solid state drive)</text:span><text:span text:style-name="T3">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101"/>
      <text:p text:style-name="P110">INTERFACCE SERIALI E INTERFACCE PARALLELE</text:p>
      <text:p text:style-name="P110"/>
      <text:p text:style-name="P102">Canali di comunicazione</text:p>
      <text:p text:style-name="P98">Seriale</text:p>
      <text:list xml:id="list948304011346542338" text:style-name="L13">
        <text:list-item>
          <text:p text:style-name="P133">Se abbiamo solo un filo per comunicare invio solo un bit alla volta per comunicare in modo seriale. E’ più semplice da gestire, con frequenza molto elevata è migliore.</text:p>
        </text:list-item>
      </text:list>
      <text:p text:style-name="P102"/>
      <text:p text:style-name="P98">Parallela</text:p>
      <text:list xml:id="list8105525993979333404" text:style-name="L14">
        <text:list-item>
          <text:p text:style-name="P134">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102"/>
      <text:p text:style-name="P102">In questo momento le interfacce sono quasi tutte di tipo seriale, anche i bus delle schede video, <text:span text:style-name="T24">i bus a 32 bit vengono usati in modo seriale rendendoli molto veloci (PCI Express), tanti fili usati però in modo seriale.</text:span></text:p>
      <text:p text:style-name="P103"/>
      <text:p text:style-name="P103">USB è seriale (nato per periferiche tipo il mouse per cui non è richiesta velocità)</text:p>
      <text:p text:style-name="P103"/>
      <text:p text:style-name="P103"/>
      <text:p text:style-name="P111">Tipo di architettura</text:p>
      <text:p text:style-name="P104">Inizialmente fortemente <text:span text:style-name="T16">centralizzata</text:span> , computer grande con terminali collegati che non fanno nulla e demandano tutto al PC centrale</text:p>
      <text:p text:style-name="P104">Poi i personal computer, <text:span text:style-name="T16">decentralizzo</text:span> la potenza di calcolo, con il problema di farli comunicare tra loro, tramite floppy disk CD.. </text:p>
      <text:p text:style-name="P104"><text:soft-page-break/>nascono quindi le prime reti che permettono di condividere dati, uso di stampanti etc..</text:p>
      <text:p text:style-name="P104">la potenza di calcolo però è limitata dal pc, se si guasta un componente non posso usare il pc con grande danno economico</text:p>
      <text:p text:style-name="P105">Da lì l’idea di tornare a centralizzare nuovamente</text:p>
      <text:p text:style-name="P105">Oggi per motivi di prestazione e sicurezza dei dati spesso i programmi non sono sul pc, tipo google drive, uso un programma in rete e salvo i dati in rete, viene usata la CPU della nostra macchina ma le memorie del server esterno.</text:p>
      <text:p text:style-name="P105">La differenza sostanziale è nel controllo dei dati che nel secondo caso non sappiamo dove sono salvati e sono gestibili da chi ci ‘regala’ un servizio.</text:p>
      <text:p text:style-name="P105"/>
      <text:p text:style-name="P56">19/12/2018</text:p>
      <text:p text:style-name="P56"/>
      <text:p text:style-name="P3"><text:span text:style-name="T16">Multitasking</text:span> : divido il tempo della CPU </text:p>
      <text:p text:style-name="P4"><text:span text:style-name="T16">Cloud</text:span>: (nuvola: forma non definita e variabile) non so dove si trova e che forma ha ma mi offre strumenti.</text:p>
      <text:p text:style-name="P4"><text:span text:style-name="T16">Ridondanza</text:span>: abbiamo necessità di avere nel pc più pezzi <text:span text:style-name="T26">del necessario</text:span> per permettere di lavorare anche quando uno si guasta. <text:s/><text:span text:style-name="T25">Sia hardware che software , quindi la necessità di fare i backup.</text:span></text:p>
      <text:p text:style-name="P5">Uso più risorse di quelle necessarie per assicurarmi una continuità e sicurezza.</text:p>
      <text:p text:style-name="P6">Data mining: programmi di ricerca nei big data di informazioni riservate.</text:p>
      <text:p text:style-name="P6"/>
      <text:p text:style-name="P7">PROGRAMMA SORGENTE: Linguaggi di livello medio e alto.</text:p>
      <text:p text:style-name="P7"/>
      <text:p text:style-name="P7">PROGRAMMA ESEGUIBILE: Assembler → linguaggio vicino alla macchina . Programma scritto in un linguaggio che la CPU può eseguire.</text:p>
      <text:p text:style-name="P7"/>
      <text:p text:style-name="P57">16/01/2019</text:p>
      <text:p text:style-name="P8"/>
      <text:p text:style-name="P8">PC Personal Computer IBM Compatibile (Si incomincia a fare macchine che possono parlare tra di loro)</text:p>
      <text:p text:style-name="P8"/>
      <text:p text:style-name="P8">Si crea il primo linguaggio che permette di scrivere un Sistema Operativo, il linguaggio è C e il S.O. è Linux</text:p>
      <text:p text:style-name="P8">Prima c’era Assembler che parlava direttamente con la CPU quindi con CPU diverse si doveva riscrivere tutto.</text:p>
      <text:p text:style-name="P8"/>
      <text:p text:style-name="P9">BIOS = Basic Input Output System, serie di istruzioni che servono alla CPU per avviare il pc, si trova sulla ROM.</text:p>
      <text:p text:style-name="P9">- Fa Check della Ram</text:p>
      <text:p text:style-name="P9">- Controlla i vari componenti</text:p>
      <text:p text:style-name="P9">- Avvia il SO Sulla memoria di massa , sul primo boot device,</text:p>
      <text:p text:style-name="P9"/>
      <text:p text:style-name="P17"><text:span text:style-name="T27">FILE</text:span> Insieme di dati omogenei etichettabili (con un nome) su una memoria di massa</text:p>
      <text:p text:style-name="P10"/>
      <text:p text:style-name="P10"><text:span text:style-name="T28">File System</text:span>: <text:span text:style-name="T31">Gestore della allocazione dei file nel disco logico, se ho SO diversi nei diversi dischi logici del disco fisico. Potrebbe essere incoerente quello che è scritto su disco e quello che ho segnato nel file system. Per ovviare sono stati fatti </text:span><text:span text:style-name="T19">file system più complessi, definiti journaled, che tengono traccia di tutte le operazioni fatte</text:span><text:span text:style-name="T31"> in modo da essere più sicuro, ma è più lento.</text:span></text:p>
      <text:p text:style-name="P11">Nel mondo Windows: FAT File system non journaled, NTFS file system journaled</text:p>
      <text:p text:style-name="P12"><text:s/>In Linux c’è file system Swap che gestisce la partizione dedicata ai trasferimenti tra RAM e disco quando ram è piena normalmente poco più grande della ram stessa.</text:p>
      <text:p text:style-name="P12"/>
      <text:p text:style-name="P10"/>
      <text:p text:style-name="P13"><text:soft-page-break/><text:span text:style-name="T28">Formattare</text:span> : organizzare lo spazio di una memoria di massa secondo i criteri di un file system</text:p>
      <text:p text:style-name="P13"/>
      <text:p text:style-name="P13"><text:span text:style-name="T29">Partizionare</text:span><text:span text:style-name="T30">: </text:span>Prima della formattazione devo partizionarlo cioè <text:span text:style-name="T16">dividere il disco fisico in dischi logici.</text:span> Se in ognuna metto un SO diverso ogni partizione la formatterò con il File System del SO.</text:p>
      <text:p text:style-name="P14">Posso anche a parità di SO fare due partizioni una per i dati una per i programmi, <text:s/>posso anche formattarli con file system diversi , più adatti per gestire dati o programmi.</text:p>
      <text:p text:style-name="P14">c’è poi il motivo che se devo reinstallare il SO per virus o altro, posso in questo modo formattare solo il SO con i programmi e non quello con i dati.</text:p>
      <text:p text:style-name="P14"/>
      <text:p text:style-name="P15"><text:span text:style-name="T28">Sistema REAL TIME</text:span> è in grado di prevedere i tempi di esecuzione di un dato programma</text:p>
      <text:p text:style-name="P15"/>
      <text:p text:style-name="P16">Terminale di LINUX</text:p>
      <text:p text:style-name="P16"/>
      <text:p text:style-name="P16">ls -l</text:p>
      <text:p text:style-name="P16"/>
      <text:p text:style-name="P16">prime dieci righette</text:p>
      <text:p text:style-name="P16">1 : tipo di file (d directory)</text:p>
      <text:p text:style-name="P16">2 3 4 permessi del proprietario del file</text:p>
      <text:p text:style-name="P16">5 6 7 permessi degli utenti del gruppo</text:p>
      <text:p text:style-name="P16">8 9 10 permessi di tutti gli altri</text:p>
      <text:p text:style-name="P1"/>
      <text:p text:style-name="P1"/>
      <text:p text:style-name="P2">RAID</text:p>
      <text:p text:style-name="P52">Redundant Array of Independent Disks</text:p>
      <text:p text:style-name="P18"><text:span text:style-name="T42"> </text:span><text:span text:style-name="T43">ovvero </text:span><text:span text:style-name="T44">insieme ridondante di dischi indipendenti,</text:span><text:span text:style-name="T42"> </text:span><text:span text:style-name="T43">(originariamente "</text:span><text:span text:style-name="T42">Redundant Array of Inexpensive Disks"</text:span><text:span text:style-name="T43">, </text:span><text:span text:style-name="T44">insieme ridondante di dischi economici</text:span><text:span text:style-name="T43">), è una tecnica di installazione raggruppata di diversi </text:span><text:a xlink:type="simple" xlink:href="https://it.wikipedia.org/wiki/Disco_rigido" text:style-name="Internet_20_link" text:visited-style-name="Visited_20_Internet_20_Link"><text:span text:style-name="T32">dischi rigidi</text:span></text:a><text:span text:style-name="T42"> </text:span><text:span text:style-name="T43">in un </text:span><text:a xlink:type="simple" xlink:href="https://it.wikipedia.org/wiki/Computer" text:style-name="Internet_20_link" text:visited-style-name="Visited_20_Internet_20_Link"><text:span text:style-name="T32">computer</text:span></text:a><text:span text:style-name="T42"> </text:span><text:span text:style-name="T43">(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32">ridondanza dei dati</text:span></text:a><text:span text:style-name="T42"> </text:span><text:span text:style-name="T43">e di </text:span><text:a xlink:type="simple" xlink:href="https://it.wikipedia.org/wiki/Calcolo_parallelo" text:style-name="Internet_20_link" text:visited-style-name="Visited_20_Internet_20_Link"><text:span text:style-name="T32">parallelismo</text:span></text:a><text:span text:style-name="T42"> </text:span><text:span text:style-name="T43">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32">tolleranza ai guasti</text:span></text:a><text:span text:style-name="T42"> </text:span><text:span text:style-name="T43">e quindi migliore </text:span><text:a xlink:type="simple" xlink:href="https://it.wikipedia.org/wiki/Affidabilità" text:style-name="Internet_20_link" text:visited-style-name="Visited_20_Internet_20_Link"><text:span text:style-name="T32">affidabilità</text:span></text:a><text:span text:style-name="T43">.</text:span><text:bookmark text:name="cite_ref-Vadala_1-0"/><text:a xlink:type="simple" xlink:href="https://it.wikipedia.org/wiki/RAID#cite_note-Vadala-1" text:style-name="Internet_20_link" text:visited-style-name="Visited_20_Internet_20_Link"><text:span text:style-name="T33">[1]</text:span></text:a><text:span text:style-name="T42"> </text:span><text:span text:style-name="T43">Le modalità più diffuse sono RAID 0, 1, 5 e 10. La 3 e la 4 sono state praticamente soppiantate dalla 5. Alcuni sistemi usano modalità nidificate come la 10 o altre modalità proprietarie.</text:span></text:p>
      <text:p text:style-name="P52"/>
      <text:p text:style-name="P53">PROMPT DEI COMANTI LINUX</text:p>
      <text:p text:style-name="P53"/>
      <text:p text:style-name="P35">ps: comando che lancia un processo che mi dice quali processi stanno girando</text:p>
      <text:p text:style-name="P35">pwd: print working directory – comando che mi dice in che directory sono</text:p>
      <text:p text:style-name="P35">pathname: nome del percorso Assoluto è il percorso completo <text:span text:style-name="T34">Relativo non indico tutto il percorso ma solo parziale partendo da dove sono</text:span></text:p>
      <text:p text:style-name="P36">i comandi sono a loro volta files <text:span text:style-name="T35">ma non devo dare percorso assoluto</text:span></text:p>
      <text:p text:style-name="P37">forma:</text:p>
      <text:p text:style-name="P37">comando opzioni parametri</text:p>
      <text:p text:style-name="P37">opzioni: indicano in che modo il comando deve lavorare</text:p>
      <text:p text:style-name="P38">mv = muovi ma sostanzialmente taglia e incolla</text:p>
      <text:p text:style-name="P38">cat = leggo il contenuto <text:span text:style-name="T36">di anche più file insieme</text:span></text:p>
      <text:p text:style-name="P39">echo cosa voglio scrivere &gt; nome file</text:p>
      <text:p text:style-name="P40"><text:soft-page-break/>touch = creo un file</text:p>
      <text:p text:style-name="P40">rm= rinomina</text:p>
      <text:p text:style-name="P40">cp copia</text:p>
      <text:p text:style-name="P39">echo fa echo di quello che scrivo sul prompt</text:p>
      <text:p text:style-name="P39">cat nomefile &gt; nomefile nuovo</text:p>
      <text:p text:style-name="P39">cat nomefile nuovo lui aspetta cosa voglio scrivere per uscire (ctrl d)</text:p>
      <text:p text:style-name="P39">&gt; se file target non esiste lo crea se esiste lo sovrascrive</text:p>
      <text:p text:style-name="P39">&gt;&gt; se file target non esiste lo crea se esiste aggiunge in coda</text:p>
      <text:p text:style-name="P41">questi sono lo standard out stdout</text:p>
      <text:p text:style-name="P41"/>
      <text:p text:style-name="P39">2&gt; 2&gt;&gt; <text:span text:style-name="T37">questi vanno a scrivere eventuali messaggi di errore</text:span></text:p>
      <text:p text:style-name="P39"/>
      <text:p text:style-name="P42">permessi file: se sono proprietario posso dare comando</text:p>
      <text:p text:style-name="P42">chmod 777 nomefile</text:p>
      <text:p text:style-name="P42"/>
      <text:p text:style-name="P42">permessi 111 → 7</text:p>
      <text:p text:style-name="P42">100 → 4</text:p>
      <text:p text:style-name="P42">000 → 0</text:p>
      <text:p text:style-name="P42">quindi posso scrivere chmod 740 nomefile </text:p>
      <text:p text:style-name="P19"/>
      <text:p text:style-name="P20">RETI</text:p>
      <text:p text:style-name="P21">13/02/2019</text:p>
      <text:p text:style-name="P21"/>
      <text:p text:style-name="P24">Architetture client-server</text:p>
      <text:p text:style-name="P32">Client = chiede il servizio</text:p>
      <text:p text:style-name="P32">Server = offre il servizio</text:p>
      <text:p text:style-name="P32">Una volta era una distinzione netta a oggi non è più così vero, le architetture sono simili nel client e nel server</text:p>
      <text:p text:style-name="P22"/>
      <text:p text:style-name="P24">Architetture Peer to peer</text:p>
      <text:p text:style-name="P32">Tutte le macchine sono di pari grado e si possono scambiare i ruoli a seconda delle esigenze</text:p>
      <text:p text:style-name="P32"/>
      <text:p text:style-name="P32">Come nasce una rete</text:p>
      <text:p text:style-name="P32">In passato era necessaria una scheda di rete, oggi sono integrate nella mather board.</text:p>
      <text:p text:style-name="P32"/>
      <text:p text:style-name="P32">Mezzi trasmissivi:</text:p>
      <text:p text:style-name="P32"><text:span text:style-name="T16">doppino telefonico</text:span>, <text:span text:style-name="T38">prime reti sviluppate sfruttando l’esistente rete telefonica (molto limitata)</text:span></text:p>
      <text:p text:style-name="P33">Per ovviare si usa <text:span text:style-name="T16">cavo coassiale </text:span>(quello dell’antenna tv)</text:p>
      <text:p text:style-name="P33">Poi la <text:span text:style-name="T16">fibra ottica</text:span>: i primi due casi trasmettono corrente, quindi facilmente disturbabili anche solo da un temporale. La fibra trasmette impulsi luminosi e non viene disturbata</text:p>
      <text:p text:style-name="P34"><text:span text:style-name="T16">Reti wireless</text:span>: WiFi BlueTooth EoloWave...</text:p>
      <text:p text:style-name="P32"/>
      <text:p text:style-name="P54">Classificazione delle reti</text:p>
      <text:p text:style-name="P34">a seconda della estensione della rete si parla di rete </text:p>
      <text:p text:style-name="P34">Personal <text:span text:style-name="T39">(PAN)</text:span></text:p>
      <text:p text:style-name="P34">Local <text:span text:style-name="T39">(LAN) LOCAL AREA NETWORK</text:span></text:p>
      <text:p text:style-name="P34"><text:soft-page-break/>Storage</text:p>
      <text:p text:style-name="P34">Metropolitan</text:p>
      <text:p text:style-name="P34">Wide</text:p>
      <text:p text:style-name="P34">Internet</text:p>
      <text:p text:style-name="P34">AN = Area Network</text:p>
      <text:p text:style-name="P23"/>
      <text:p text:style-name="P25">Topologie:</text:p>
      <text:p text:style-name="P26">il modo logico con cui sono collegate le macchine (regole con cui si c<text:span text:style-name="T45">o</text:span>munica)</text:p>
      <text:list xml:id="list2869538160213330568" text:style-name="L15">
        <text:list-item>
          <text:p text:style-name="P135">punto punto: si crea per ogni coppia un canale di comunicazione, <text:tab/>semplice ma dispendioso</text:p>
        </text:list-item>
        <text:list-item>
          <text:p text:style-name="P135">anello: prevede uso del token, chi deve comunicare si prenota e controlla se ci sono comunicazioni per se</text:p>
        </text:list-item>
        <text:list-item>
          <text:p text:style-name="P136">bus: <text:span text:style-name="T40">si parla quando il canale non ha altre comunicazioni inizialmente si usava cavo doppino telefonica, poi si è passati a struttura a Bus con cavo coassiale, ma se troppo lungo il cavo non funziona e se una sola connessione a t è attaccata male non funziona più nulla.</text:span></text:p>
        </text:list-item>
        <text:list-item>
          <text:p text:style-name="P135">stella: <text:span text:style-name="T40">simile al bus, stesso protocollo di accesso al canale, (CSMA/CD) soggetto al centro (HUB) ripete il segnale che arriva a tutti, se si guasta un cavo si isola immediatamente il guasto.</text:span></text:p>
          <text:p text:style-name="P137">Protocollo: insieme di regole.</text:p>
        </text:list-item>
      </text:list>
      <text:p text:style-name="P27"/>
      <text:p text:style-name="P28">Ethernet: LAN più diffusa, a stella con cavo doppino multiplo o wireless.</text:p>
      <text:p text:style-name="P28">E’ necessaria una scheda di rete</text:p>
      <text:p text:style-name="P29">Ogni soggetto collegato viene identificato con un indirizzo numerico</text:p>
      <text:p text:style-name="P29">topologia a stella con cavi UTP e connettori RJ45 (RJ11 è quello del telefono) <text:span text:style-name="T41">il centro stella è un soggetto passivo chiamato HUB tutto quello che fa è replicare su tutte le porte quello che arriva da ogni porta.</text:span></text:p>
      <text:p text:style-name="P29"/>
      <text:p text:style-name="P30">Un sistema più evoluto deve essere in grado di sapere chi (indirizzo MAC) invia il messaggio e a chi è destinato.</text:p>
      <text:p text:style-name="P30"/>
      <text:p text:style-name="P30">SWITCH: è in grado di distinguere le schede di rete quindi ottimizza il traffico. E’ anche in grado di gestire autorizzazioni di comunicazioni e quindi creare più reti virtuali</text:p>
      <text:p text:style-name="P30">A uno switch posso collegare un HUB </text:p>
      <text:p text:style-name="P31">Nel momento che mi collego a internet cambiano i protocolli, non si può pensare a indirizzi logici che identificano la scheda di rete, ma un indirizzo logico. I Protocolli cambiano (TCP/IP) ognuno ha un indirizzo logico non legato alla scheda di rete ma dal sistema operativo</text:p>
      <text:p text:style-name="P31">IP Address</text:p>
      <text:p text:style-name="P31"/>
      <text:p text:style-name="P43">Router: oggetto che fa da centro stella ma è in grado di parlare sia con la rete ethernet dall’altro di parlare con Adsl</text:p>
      <text:p text:style-name="P43"/>
      <text:p text:style-name="P44">Per risolvere il problema di comunicazioni sono stati creati degli standard </text:p>
      <text:p text:style-name="P44">ISO-OSI ma non usato</text:p>
      <text:p text:style-name="P44">Il modello che è usato è Internet Suite Protocol. Il problema è scomposto in vari livelli al più basso ho un Hub (scheda di rete), poi uno Switch (driver), Router (IP), Firewall (TCP) i controlli vengono fatti solo a livello TCP.</text:p>
      <text:p text:style-name="P45">Il Firewall nasce per controllare ed eventualmente non far passare dei dati in base ai servizi richiesti (posta elettronica, web….)</text:p>
      <text:p text:style-name="P46"><text:soft-page-break/>All’interno di una rete ci sono 3 soggetti</text:p>
      <text:list xml:id="list8991062567052943459" text:style-name="L16">
        <text:list-item>
          <text:p text:style-name="P138">chi domanda un servizio : Client</text:p>
        </text:list-item>
        <text:list-item>
          <text:p text:style-name="P138">chi offre un servizio: Server</text:p>
        </text:list-item>
        <text:list-item>
          <text:p text:style-name="P138">apparati di rete che hanno funzioni all’interno dell’infrastruttura, possono avere una funzione più o meno fine. Far passare i messaggi semplicemente, oppure effettuare dei controlli</text:p>
          <text:p text:style-name="P138">Modello iso-osi a strati ,con 7 strati si fanno controlli a vari livelli</text:p>
        </text:list-item>
      </text:list>
      <text:p text:style-name="P46"><text:tab/><text:span text:style-name="T46">modello vincente Internet Suite Protocoll TCP-IP</text:span></text:p>
      <text:p text:style-name="P47"><text:tab/><text:span text:style-name="T46">IP un livello piu basso TCP piu alto a livello di TCP so a quale servizio mi <text:tab/>sto riferendo, è il Firewall</text:span></text:p>
      <text:p text:style-name="P139"><text:tab/> ultimo livello piu alto Http FTP SMTP <text:tab/>(protocolli di comunicazione)</text:p>
      <text:p text:style-name="P46"/>
      <text:p text:style-name="P46"/>
      <text:p text:style-name="P48">Indirizzo logico di internet: 000.000.000.1 ogni gruppo di numeri sono 8 bit</text:p>
      <text:p text:style-name="P46"/>
      <text:p text:style-name="P46"/>
      <text:p text:style-name="P49">IP ADDRESS: Indirizzo macchina</text:p>
      <text:p text:style-name="P49">SUBNET MASK : controlla se indirizzo destinatario è interno o esterno scrivo <text:a xlink:type="simple" xlink:href="http://www.nome.it/" text:style-name="Internet_20_link" text:visited-style-name="Visited_20_Internet_20_Link">www.nome.it</text:a> trasformato in indirizzo ip. La macchina parla con la scheda di rete e il suo indirizzo MAC con un altro indirizzo MAC (quello del router)</text:p>
      <text:p text:style-name="P49">DEFAULT GATEWAY: </text:p>
      <text:p text:style-name="P49">DNS</text:p>
      <text:p text:style-name="P49"/>
      <text:p text:style-name="P50">Proxy server: server della rete locale che si salva le richieste fatte dai computer e se la stessa pagina viene richiesta da un altro non la richiede su internet.. è come una cache di rete locale. Con un proxy posso come amministratore posso decidere che in determinati siti non ci posso andare: fa da firewall .</text:p>
      <text:p text:style-name="P50"/>
      <text:p text:style-name="P51">LOAD BALANCER: le pagine web con molte richieste hanno un server che reindirizza la richiesta a un server libero che si occupa del tipo di richiesta </text:p>
      <text:p text:style-name="P140"/>
      <text:p text:style-name="P141">CHIAVI PRIVATE E PUBBLICA</text:p>
      <text:p text:style-name="P141"/>
      <text:p text:style-name="P141">Per criptare e decriptare si usa la combinazione di due chiavi, una pubblica e una privata.</text:p>
      <text:p text:style-name="P141"/>
      <text:p text:style-name="P142">FireWall: sistema di controllo che ‘vigila’ sui dati che entrano in una rete privata,</text:p>
      <text:p text:style-name="P142">Quindi si pone tra Internet (la DMZ zona demilitarizzata) e rete aziendale inter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3-06T11:11:12.873498527</dc:date>
    <meta:editing-duration>PT10H57M20S</meta:editing-duration>
    <meta:editing-cycles>44</meta:editing-cycles>
    <meta:document-statistic meta:table-count="0" meta:image-count="0" meta:object-count="0" meta:page-count="9" meta:paragraph-count="263" meta:word-count="3025" meta:character-count="18032" meta:non-whitespace-character-count="15296"/>
  </office:meta>
</office:document-meta>
</file>